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text-align="center" style:justify-single-word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  <style:text-properties fo:color="#2e8b57" loext:opacity="100%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8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  <style:text-properties fo:font-style="italic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 fo:padding="0cm" fo:border="none"/>
    </style:style>
    <style:style style:name="P13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14" style:family="paragraph" style:parent-style-name="Text_20_body">
      <style:paragraph-properties fo:margin-left="0cm" fo:margin-right="0cm" fo:margin-top="0.265cm" fo:margin-bottom="0.247cm" style:contextual-spacing="false" fo:text-indent="0cm" style:auto-text-indent="false"/>
    </style:style>
    <style:style style:name="T1" style:family="text">
      <style:text-properties fo:color="#228b22" loext:opacity="100%"/>
    </style:style>
    <style:style style:name="T2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3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4" style:family="text">
      <style:text-properties fo:color="#008080" loext:opacity="100%" fo:font-family="'Courier New', Courier, monospace" fo:background-color="transparent" loext:char-shading-value="0" loext:padding="0cm" loext:border="none"/>
    </style:style>
    <style:style style:name="T5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  <style:style style:name="T6" style:family="text">
      <style:text-properties fo:color="#228b22" loext:opacity="100%" fo:background-color="#fff3cd" loext:char-shading-value="0" loext:padding-left="0.265cm" loext:padding-right="0cm" loext:padding-top="0.265cm" loext:padding-bottom="0.265cm" loext:border-left="0.06pt solid #ffeeba" loext:border-right="none" loext:border-top="0.06pt solid #ffeeba" loext:border-bottom="0.06pt solid #ffeeba"/>
    </style:style>
    <style:style style:name="T7" style:family="text">
      <style:text-properties fo:color="#856404" loext:opacity="100%" fo:background-color="#fff3cd" loext:char-shading-value="0" loext:padding-left="0.265cm" loext:padding-right="0cm" loext:padding-top="0.265cm" loext:padding-bottom="0.265cm" loext:border-left="0.06pt solid #ffeeba" loext:border-right="none" loext:border-top="0.06pt solid #ffeeba" loext:border-bottom="0.06pt solid #ffeeb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ítulo 1: O Que São Variáveis? 📦</text:h>
      <text:h text:style-name="P2" text:outline-level="2">Entendendo a Memória do Computador</text:h>
      <text:p text:style-name="P3">Imagine que o computador é um cozinheiro com memória muito curta. Se você pedir para ele fazer um bolo, ele precisa de potes para separar os ingredientes. Se ele jogar farinha, ovos e leite na mesa sem potes, vai virar uma bagunça.</text:p>
      <text:p text:style-name="P3"><text:span text:style-name="Strong_20_Emphasis"><text:span text:style-name="T1">Variáveis são esses potes.</text:span></text:span> Elas são espaços reservados na memória RAM para guardar dados temporários. Sem variáveis, o computador esquece o dado assim que termina de ler a linha.</text:p>
      <text:h text:style-name="P4" text:outline-level="3">As 3 Partes de uma Variável</text:h>
      <text:p text:style-name="P3">Para criar uma variável, precisamos definir três coisas:</text:p>
      <text:list text:style-name="L1">
        <text:list-item>
          <text:p text:style-name="P5"><text:span text:style-name="Strong_20_Emphasis"><text:span text:style-name="T1">Declaração (O Tipo de Pote):</text:span></text:span> Avisamos que vamos criar algo (usando <text:span text:style-name="Source_20_Text"><text:span text:style-name="T2">let</text:span></text:span> ou <text:span text:style-name="Source_20_Text"><text:span text:style-name="T2">const</text:span></text:span>).</text:p>
        </text:list-item>
        <text:list-item>
          <text:p text:style-name="P5"><text:span text:style-name="Strong_20_Emphasis"><text:span text:style-name="T1">Identificador (A Etiqueta):</text:span></text:span> O nome que damos a ela (ex: <text:span text:style-name="Source_20_Text"><text:span text:style-name="T2">idade</text:span></text:span>).</text:p>
        </text:list-item>
        <text:list-item>
          <text:p text:style-name="P6"><text:span text:style-name="Strong_20_Emphasis"><text:span text:style-name="T1">Atribuição (O Conteúdo):</text:span></text:span> O valor que colocamos dentro (ex: <text:span text:style-name="Source_20_Text"><text:span text:style-name="T2">25</text:span></text:span>).</text:p>
        </text:list-item>
      </text:list>
      <text:p text:style-name="P7"><text:span text:style-name="Source_20_Text"><text:span text:style-name="T3">let nomeDoAluno = "Carlos";</text:span></text:span></text:p>
      <text:p text:style-name="P8"><text:span text:style-name="Source_20_Text"><text:span text:style-name="T4">// let <text:s text:c="7"/>-&gt; "Computador, pegue uma caixa mutável."</text:span></text:span></text:p>
      <text:p text:style-name="P8"><text:span text:style-name="Source_20_Text"><text:span text:style-name="T4">// nomeDoAluno -&gt; "Cole uma etiqueta escrita 'nomeDoAluno'."</text:span></text:span></text:p>
      <text:p text:style-name="P7"><text:span text:style-name="Source_20_Text"><text:span text:style-name="T5">// = "Carlos" -&gt; "Guarde o texto 'Carlos' dentro dela."</text:span></text:span></text:p>
      <text:h text:style-name="P2" text:outline-level="2">Regras e Leis para Nomes (Identificadores) ⚖️</text:h>
      <text:p text:style-name="P3">O computador é muito chato com nomes. Se você errar uma regra, o programa trava (dá erro de sintaxe).</text:p>
      <text:h text:style-name="P4" text:outline-level="3">✅ O Que Pode Fazer:</text:h>
      <text:list text:style-name="L2">
        <text:list-item>
          <text:p text:style-name="P9">Usar letras: <text:span text:style-name="Source_20_Text"><text:span text:style-name="T2">nota</text:span></text:span>, <text:span text:style-name="Source_20_Text"><text:span text:style-name="T2">x</text:span></text:span>, <text:span text:style-name="Source_20_Text"><text:span text:style-name="T2">Preco</text:span></text:span>.</text:p>
        </text:list-item>
        <text:list-item>
          <text:p text:style-name="P9">Usar números (mas não no começo): <text:span text:style-name="Source_20_Text"><text:span text:style-name="T2">aluno1</text:span></text:span>, <text:span text:style-name="Source_20_Text"><text:span text:style-name="T2">teste2</text:span></text:span>.</text:p>
        </text:list-item>
        <text:list-item>
          <text:p text:style-name="P9">Usar apenas dois símbolos especiais: <text:span text:style-name="Source_20_Text"><text:span text:style-name="T2">_</text:span></text:span> (underline) e <text:span text:style-name="Source_20_Text"><text:span text:style-name="T2">$</text:span></text:span> (cifrão).</text:p>
        </text:list-item>
        <text:list-item>
          <text:p text:style-name="P10">Usar CamelCase (recomendado): <text:span text:style-name="Source_20_Text"><text:span text:style-name="T2">minhaVariavelLinda</text:span></text:span>.</text:p>
        </text:list-item>
      </text:list>
      <text:h text:style-name="P4" text:outline-level="3">🚫 O Que é PROIBIDO (Vai dar Erro):</text:h>
      <text:list text:style-name="L3">
        <text:list-item>
          <text:p text:style-name="P11"><text:span text:style-name="Strong_20_Emphasis"><text:span text:style-name="T1">Começar com número:</text:span></text:span> <text:span text:style-name="Source_20_Text"><text:span text:style-name="T2">1aluno</text:span></text:span> (ERRADO!)</text:p>
        </text:list-item>
        <text:list-item>
          <text:p text:style-name="P11"><text:soft-page-break/><text:span text:style-name="Strong_20_Emphasis"><text:span text:style-name="T1">Usar espaços:</text:span></text:span> <text:span text:style-name="Source_20_Text"><text:span text:style-name="T2">nome do aluno</text:span></text:span> (ERRADO! O computador acha que são 3 coisas diferentes).</text:p>
        </text:list-item>
        <text:list-item>
          <text:p text:style-name="P11"><text:span text:style-name="Strong_20_Emphasis"><text:span text:style-name="T1">Usar hífen:</text:span></text:span> <text:span text:style-name="Source_20_Text"><text:span text:style-name="T2">nome-aluno</text:span></text:span> (ERRADO! O computador acha que é uma conta de menos: nome MENOS aluno).</text:p>
        </text:list-item>
        <text:list-item>
          <text:p text:style-name="P12"><text:span text:style-name="Strong_20_Emphasis"><text:span text:style-name="T1">Palavras Reservadas:</text:span></text:span> Você não pode chamar sua variável de <text:span text:style-name="Source_20_Text"><text:span text:style-name="T2">let</text:span></text:span>, <text:span text:style-name="Source_20_Text"><text:span text:style-name="T2">if</text:span></text:span>, <text:span text:style-name="Source_20_Text"><text:span text:style-name="T2">class</text:span></text:span> ou <text:span text:style-name="Source_20_Text"><text:span text:style-name="T2">return</text:span></text:span>.</text:p>
        </text:list-item>
      </text:list>
      <text:h text:style-name="P2" text:outline-level="2">`let` vs `const` vs `var` (A Batalha)</text:h>
      <text:p text:style-name="P3">Por que existem 3 formas de fazer a mesma coisa? Vamos entender a história e a recomendação atual.</text:p>
      <text:h text:style-name="P4" text:outline-level="3">1. `const` (Constante) - O Cofre Fechado 🔒</text:h>
      <text:p text:style-name="P3">Uma vez que você guarda um valor aqui, <text:span text:style-name="Strong_20_Emphasis"><text:span text:style-name="T1">não pode trocar</text:span></text:span>. É ideal para coisas que são fixas.</text:p>
      <text:p text:style-name="P7"><text:span text:style-name="Source_20_Text"><text:span text:style-name="T3">const pi = 3.14;</text:span></text:span></text:p>
      <text:p text:style-name="P13"><text:span text:style-name="Source_20_Text"><text:span text:style-name="T3">const dataNascimento = "20/05/2000";</text:span></text:span></text:p>
      <text:p text:style-name="P13"/>
      <text:p text:style-name="P8"><text:span text:style-name="Source_20_Text"><text:span text:style-name="T4">// Se tentar fazer isso, o programa explode em erro:</text:span></text:span></text:p>
      <text:p text:style-name="P7"><text:span text:style-name="Source_20_Text"><text:span text:style-name="T5">// dataNascimento = "21/05/2000"; // ERRO! Assignment to constant variable.</text:span></text:span></text:p>
      <text:h text:style-name="P4" text:outline-level="3">2. `let` (Variável) - A Caixa Aberta 📦</text:h>
      <text:p text:style-name="P3">Você pode trocar o valor quantas vezes quiser. É o mais usado para pontuações, contadores, textos que mudam.</text:p>
      <text:p text:style-name="P7"><text:span text:style-name="Source_20_Text"><text:span text:style-name="T3">let humor = "Feliz";</text:span></text:span></text:p>
      <text:p text:style-name="P13"><text:span text:style-name="Source_20_Text"><text:span text:style-name="T3">console.log(humor);</text:span></text:span></text:p>
      <text:p text:style-name="P13"/>
      <text:p text:style-name="P7"><text:span text:style-name="Source_20_Text"><text:span text:style-name="T3">humor = "Triste"; </text:span></text:span><text:span text:style-name="Source_20_Text"><text:span text:style-name="T5">// Troquei o valor!</text:span></text:span></text:p>
      <text:p text:style-name="P13"><text:span text:style-name="Source_20_Text"><text:span text:style-name="T3">console.log(humor);</text:span></text:span></text:p>
      <text:p text:style-name="P13"/>
      <text:p text:style-name="P7"><text:span text:style-name="Source_20_Text"><text:span text:style-name="T3">humor = "Com fome"; </text:span></text:span><text:span text:style-name="Source_20_Text"><text:span text:style-name="T5">// Troquei de novo!</text:span></text:span></text:p>
      <text:h text:style-name="P4" text:outline-level="3"><text:soft-page-break/>3. `var` (O Dinossauro) 🦕 - NÃO USE!</text:h>
      <text:p text:style-name="P3">O <text:span text:style-name="Source_20_Text"><text:span text:style-name="T2">var</text:span></text:span> é da época antiga do JavaScript (antes de 2015). Ele tem um defeito grave: ele "vaza" de dentro dos blocos <text:span text:style-name="Source_20_Text"><text:span text:style-name="T2">{ ... }</text:span></text:span>. Isso causa bugs que são difíceis de achar. Mesmo que veja em tutoriais na internet, <text:span text:style-name="Strong_20_Emphasis"><text:span text:style-name="T1">prefira sempre let ou const</text:span></text:span>.</text:p>
      <text:h text:style-name="P2" text:outline-level="2">Passo a Passo: O Ciclo de Vida</text:h>
      <text:p text:style-name="P3">Veja o que acontece se tentarmos usar uma variável antes de criar:</text:p>
      <text:p text:style-name="P8"><text:span text:style-name="Source_20_Text"><text:span text:style-name="T4">// 1. Declaração</text:span></text:span></text:p>
      <text:p text:style-name="P13"><text:span text:style-name="Source_20_Text"><text:span text:style-name="T3">let total; </text:span></text:span></text:p>
      <text:p text:style-name="P7"><text:span text:style-name="Source_20_Text"><text:span text:style-name="T3">console.log(total); </text:span></text:span><text:span text:style-name="Source_20_Text"><text:span text:style-name="T5">// O computador diz: "undefined" (A caixa existe, mas está vazia)</text:span></text:span></text:p>
      <text:p text:style-name="P13"/>
      <text:p text:style-name="P8"><text:span text:style-name="Source_20_Text"><text:span text:style-name="T4">// 2. Inicialização (Atribuição)</text:span></text:span></text:p>
      <text:p text:style-name="P13"><text:span text:style-name="Source_20_Text"><text:span text:style-name="T3">total = 10;</text:span></text:span></text:p>
      <text:p text:style-name="P7"><text:span text:style-name="Source_20_Text"><text:span text:style-name="T3">console.log(total); </text:span></text:span><text:span text:style-name="Source_20_Text"><text:span text:style-name="T5">// Agora sim: 10</text:span></text:span></text:p>
      <text:p text:style-name="P13"/>
      <text:p text:style-name="P8"><text:span text:style-name="Source_20_Text"><text:span text:style-name="T4">// 3. Reatribuição</text:span></text:span></text:p>
      <text:p text:style-name="P13"><text:span text:style-name="Source_20_Text"><text:span text:style-name="T3">total = 20;</text:span></text:span></text:p>
      <text:p text:style-name="P7"><text:span text:style-name="Source_20_Text"><text:span text:style-name="T3">console.log(total); </text:span></text:span><text:span text:style-name="Source_20_Text"><text:span text:style-name="T5">// Atualizou para 20</text:span></text:span></text:p>
      <text:p text:style-name="P14"><text:span text:style-name="Strong_20_Emphasis"><text:span text:style-name="T6">Dica de Ouro:</text:span></text:span><text:span text:style-name="T7"> Sempre tente criar suas variáveis já com um valor inicial para evitar o temido "undefined". Ex: </text:span><text:span text:style-name="Source_20_Text"><text:span text:style-name="T2">let total = 0;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20:15.746960100</meta:creation-date>
    <dc:date>2026-04-04T22:24:20.342069100</dc:date>
    <meta:editing-duration>PT4M7S</meta:editing-duration>
    <meta:editing-cycles>1</meta:editing-cycles>
    <meta:document-statistic meta:table-count="0" meta:image-count="0" meta:object-count="0" meta:page-count="3" meta:paragraph-count="54" meta:word-count="549" meta:character-count="3139" meta:non-whitespace-character-count="2647"/>
    <meta:generator>LibreOffice/26.2.2.2$Windows_X86_64 LibreOffice_project/1f77d10d6938fd34972958f64b2bcfa54f8b1ba5</meta:generator>
  </office:meta>
</office:document-meta>
</file>